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2c001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446cm" svg:height="11.557cm" svg:x="1.635cm" svg:y="15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826cm" svg:height="3.175cm" svg:x="2.905cm" svg:y="23.225cm">
            <text:p text:style-name="P1">Mongo DB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5.334cm" svg:height="1.445cm" svg:x="2.651cm" svg:y="16.346cm">
            <text:p text:style-name="P1">Res<text:tab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5.334cm" svg:height="1.445cm" svg:x="2.651cm" svg:y="18.446cm">
            <text:p text:style-name="P1">D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5.334cm" svg:height="1.445cm" svg:x="2.651cm" svg:y="20.546cm">
            <text:p text:style-name="P1">Re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847cm" svg:height="5.896cm" svg:x="8.55cm" svg:y="16.24cm">
            <text:p text:style-name="P1">Utils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1" draw:layer="layout" svg:width="1.847cm" svg:height="5.896cm" svg:x="10.951cm" svg:y="16.24cm">
            <text:p text:style-name="P1">S</text:p>
            <text:p text:style-name="P1">E</text:p>
            <text:p text:style-name="P1">R</text:p>
            <text:p text:style-name="P1">V</text:p>
            <text:p text:style-name="P1">I</text:p>
            <text:p text:style-name="P1">C</text:p>
            <text:p text:style-name="P1">E</text:p>
            <draw:enhanced-geometry svg:viewBox="0 0 21600 21600" draw:mirror-vertical="false" draw:mirror-horizontal="true" draw:type="rectangle" draw:enhanced-path="M 0 0 L 21600 0 21600 21600 0 21600 0 0 Z N"/>
          </draw:custom-shape>
          <draw:line draw:style-name="gr3" draw:text-style-name="P1" draw:layer="layout" svg:x1="4.175cm" svg:y1="21.955cm" svg:x2="5.445cm" svg:y2="23.352cm">
            <text:p/>
          </draw:line>
          <draw:line draw:style-name="gr3" draw:text-style-name="P1" draw:layer="layout" svg:x1="3.921cm" svg:y1="19.796cm" svg:x2="3.921cm" svg:y2="20.685cm">
            <text:p/>
          </draw:line>
          <draw:line draw:style-name="gr3" draw:text-style-name="P1" draw:layer="layout" svg:x1="3.921cm" svg:y1="17.596cm" svg:x2="3.921cm" svg:y2="18.485cm">
            <text:p/>
          </draw:line>
          <draw:line draw:style-name="gr3" draw:text-style-name="P1" draw:layer="layout" svg:x1="6.221cm" svg:y1="18.484cm" svg:x2="6.221cm" svg:y2="17.595cm">
            <text:p/>
          </draw:line>
          <draw:line draw:style-name="gr3" draw:text-style-name="P1" draw:layer="layout" svg:x1="6.207cm" svg:y1="20.585cm" svg:x2="6.221cm" svg:y2="19.795cm">
            <text:p/>
          </draw:line>
          <draw:line draw:style-name="gr3" draw:text-style-name="P1" draw:layer="layout" svg:x1="5.572cm" svg:y1="23.098cm" svg:x2="6.461cm" svg:y2="21.955cm">
            <text:p/>
          </draw:line>
        </draw:g>
        <draw:g>
          <draw:custom-shape draw:style-name="gr4" draw:text-style-name="P1" draw:layer="layout" svg:width="2.794cm" svg:height="1.324cm" svg:x="16.321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78cm" svg:height="0.635cm" svg:x="15.732cm" svg:y="11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78cm" svg:height="0.635cm" svg:x="17.833cm" svg:y="11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78cm" svg:height="0.635cm" svg:x="15.733cm" svg:y="12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78cm" svg:height="0.635cm" svg:x="17.833cm" svg:y="12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5.08cm" svg:height="3.429cm" svg:x="14.208cm" svg:y="3.794cm">
          <text:p text:style-name="P1">Google Map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5.588cm" svg:height="3.429cm" svg:x="4.937cm" svg:y="3.667cm">
          <text:p text:style-name="P1">Google Android</text:p>
          <text:p text:style-name="P1"><text:s/>gc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8:39:51.830245011</meta:creation-date>
    <dc:date>2015-05-24T20:01:06.526983786</dc:date>
    <meta:editing-duration>PT1H6M</meta:editing-duration>
    <meta:editing-cycles>2</meta:editing-cycles>
    <meta:generator>LibreOffice/4.2.7.2$Linux_X86_64 LibreOffice_project/420m0$Build-2</meta:generator>
    <meta:document-statistic meta:object-count="22"/>
  </office:meta>
</office:document-meta>
</file>